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ORAL PERSON AND GOD (2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MORAL PERSON AND GOD (2:1-1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lea rendered (2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lea refuted (2:1b-11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plea refuted (2:1b-11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reason for this (2:1b-4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results of this (2:5-11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results of this (2:5-11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o be the object of God's terrible wrath (2:5-8)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o experience sorrow and suffering (2:9-11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The plea refuted (2:1b-11)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The reason for this (2:1b-4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 results of this (2:5-11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MORAL PERSON AND GOD (2:1-11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 plea rendered (2:1a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plea refuted (2:1b-11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ROMANS 2</text:span><text:span text:style-name="a517" text:class-names=""/></text:p>
          </draw:text-box>
          <svg:title/>
          <svg:desc/>
        </draw:frame>
        <draw:frame draw:id="id96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THE MORAL PERSON AND GOD (2:1-11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HE PAGAN PERSON AND GOD (2:12-16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8" draw:style-name="a530" draw:master-page-name="Master1-Layout12-tx-Title-and-Text" presentation:presentation-page-layout-name="Master1-PPL12" draw:id="Slide-263">
        <draw:frame draw:id="id97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THE PAGAN PERSON AND GOD (2:12-16)<text:s text:c="1"/></text:span><text:span text:style-name="a532" text:class-names=""/></text:p>
          </draw:text-box>
          <svg:title/>
          <svg:desc/>
        </draw:frame>
        <draw:frame draw:id="id98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plea rendered (2:12-13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plea refuted (2:14-16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9" draw:style-name="a545" draw:master-page-name="Master1-Layout12-tx-Title-and-Text" presentation:presentation-page-layout-name="Master1-PPL12" draw:id="Slide-264">
        <draw:frame draw:id="id99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ROMANS 2</text:span><text:span text:style-name="a547" text:class-names=""/></text:p>
          </draw:text-box>
          <svg:title/>
          <svg:desc/>
        </draw:frame>
        <draw:frame draw:id="id100" presentation:style-name="a562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THE MORAL PERSON AND GOD (2:1-11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THE PAGAN PERSON AND GOD (2:12-16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THE RELIGIOUS PERSON AND GOD (2:17-29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0" draw:style-name="a563" draw:master-page-name="Master1-Layout12-tx-Title-and-Text" presentation:presentation-page-layout-name="Master1-PPL12" draw:id="Slide-265">
        <draw:frame draw:id="id101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THE RELIGIOUS PERSON AND GOD (2:17-29)<text:s text:c="1"/></text:span><text:span text:style-name="a565" text:class-names=""/></text:p>
          </draw:text-box>
          <svg:title/>
          <svg:desc/>
        </draw:frame>
        <draw:frame draw:id="id102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plea rendered (2:17-20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plea refuted (2:21-29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1" draw:style-name="a578" draw:master-page-name="Master1-Layout12-tx-Title-and-Text" presentation:presentation-page-layout-name="Master1-PPL12" draw:id="Slide-266">
        <draw:frame draw:id="id103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plea refuted (2:21-29):<text:s text:c="1"/></text:span><text:span text:style-name="a580" text:class-names=""/></text:p>
          </draw:text-box>
          <svg:title/>
          <svg:desc/>
        </draw:frame>
        <draw:frame draw:id="id104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The marks of religious Jews (2:21-24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marks of redeemed Jews (2:25-29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2" draw:style-name="a593" draw:master-page-name="Master1-Layout12-tx-Title-and-Text" presentation:presentation-page-layout-name="Master1-PPL12" draw:id="Slide-267">
        <draw:frame draw:id="id105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THE RELIGIOUS PERSON AND GOD (2:17-29)<text:s text:c="1"/></text:span><text:span text:style-name="a595" text:class-names=""/></text:p>
          </draw:text-box>
          <svg:title/>
          <svg:desc/>
        </draw:frame>
        <draw:frame draw:id="id106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plea rendered (2:17-20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plea refuted (2:21-29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3" draw:style-name="a608" draw:master-page-name="Master1-Layout12-tx-Title-and-Text" presentation:presentation-page-layout-name="Master1-PPL12" draw:id="Slide-268">
        <draw:frame draw:id="id107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ROMANS 2</text:span><text:span text:style-name="a610" text:class-names=""/></text:p>
          </draw:text-box>
          <svg:title/>
          <svg:desc/>
        </draw:frame>
        <draw:frame draw:id="id108" presentation:style-name="a625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THE MORAL PERSON AND GOD (2:1-11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THE PAGAN PERSON AND GOD (2:12-16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THE RELIGIOUS PERSON AND GOD (2:17-29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2</dc:title>
    <meta:initial-creator>David STRICKLAND</meta:initial-creator>
    <dc:creator>David STRICKLAND</dc:creator>
    <meta:creation-date>2020-02-22T19:35:45Z</meta:creation-date>
    <dc:date>2020-02-22T19:35:45Z</dc:date>
    <meta:template xlink:href="BibleStudy" xlink:type="simple"/>
    <meta:editing-cycles>1</meta:editing-cycles>
    <meta:editing-duration>PT0S</meta:editing-duration>
    <meta:document-statistic meta:paragraph-count="40" meta:word-count="290"/>
  </office:meta>
</office:document-meta>
</file>